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10000000000005A600000A1F27911C44.jp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0.159cm" svg:height="18.203cm" svg:x="0cm" svg:y="0cm">
          <draw:image xlink:href="Pictures/10000000000005A600000A1F27911C44.jp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.16cm" fo:page-height="18.18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hristopher Elliott</meta:initial-creator>
    <meta:creation-date>2013-02-25T23:30:00.27</meta:creation-date>
    <dc:date>2013-02-26T00:37:38.52</dc:date>
    <dc:creator>Christopher Elliott</dc:creator>
    <meta:editing-duration>P0D</meta:editing-duration>
    <meta:editing-cycles>2</meta:editing-cycles>
    <meta:generator>LibreOffice/4.0.0.3$Windows_x86 LibreOffice_project/7545bee9c2a0782548772a21bc84a9dcc583b89</meta:generator>
    <meta:document-statistic meta:object-count="1"/>
  </office:meta>
</office:document-meta>
</file>